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in" fo:margin-right="-0.778in" fo:text-indent="0in" style:auto-text-indent="false" style:page-number="auto"/>
    </style:style>
    <style:style style:name="P2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12pt"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bold" style:font-weight-asian="bold" style:font-weight-complex="bold"/>
    </style:style>
    <style:style style:name="gr1" style:family="graphic">
      <style:graphic-properties svg:stroke-width="0.0319in" svg:stroke-color="#000000" draw:marker-start-width="0.1866in" draw:marker-end-width="0.1866in" svg:stroke-linecap="round" draw:fill-color="#ff9999" draw:textarea-horizontal-align="center" draw:textarea-vertical-align="middle" fo:padding-top="0.0161in" fo:padding-bottom="0.0161in" fo:padding-left="0.0161in" fo:padding-right="0.0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19in" svg:stroke-color="#000000" draw:marker-start-width="0.1866in" draw:marker-end-width="0.1866in" draw:stroke-linejoin="none" svg:stroke-linecap="square" draw:fill-color="#ffffcc" draw:textarea-horizontal-align="center" draw:textarea-vertical-align="middle" fo:padding-top="0.0161in" fo:padding-bottom="0.0161in" fo:padding-left="0.0161in" fo:padding-right="0.0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19in" svg:stroke-color="#000000" draw:marker-start-width="0.1866in" draw:marker-end-width="0.1866in" svg:stroke-linecap="round" draw:fill-color="#ffffcc" draw:textarea-horizontal-align="center" draw:textarea-vertical-align="middle" fo:padding-top="0.0161in" fo:padding-bottom="0.0161in" fo:padding-left="0.0161in" fo:padding-right="0.0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19in" svg:stroke-color="#000000" draw:marker-start-width="0.1866in" draw:marker-end-width="0.1866in" svg:stroke-linecap="round" draw:fill-color="#ffffcc" draw:textarea-horizontal-align="center" draw:textarea-vertical-align="middle" fo:padding-top="0.0161in" fo:padding-bottom="0.0161in" fo:padding-left="0.0161in" fo:padding-right="0.0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19in" svg:stroke-color="#000000" draw:marker-start-width="0.1866in" draw:marker-end-width="0.1866in" svg:stroke-linecap="round" draw:fill-color="#ffcc99" draw:textarea-horizontal-align="justify" draw:textarea-vertical-align="middle" draw:auto-grow-height="false" fo:padding-top="0.0161in" fo:padding-bottom="0.0161in" fo:padding-left="0.0161in" fo:padding-right="0.0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319in" svg:stroke-color="#000000" draw:marker-start="Arrow" draw:textarea-horizontal-align="center" draw:textarea-vertical-align="middle" fo:padding-top="0.0161in" fo:padding-bottom="0.0161in" fo:padding-left="0.0161in" fo:padding-right="0.0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319in" svg:stroke-color="#000000" draw:marker-start="" draw:textarea-horizontal-align="center" draw:textarea-vertical-align="middle" fo:padding-top="0.0161in" fo:padding-bottom="0.0161in" fo:padding-left="0.0161in" fo:padding-right="0.01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.0319in" svg:stroke-color="#000000" draw:marker-start="Arrow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.0319in" svg:stroke-color="#000000" draw:marker-start="Arrow" draw:fill="none" draw:fill-color="#ffffff" fo:min-height="0.23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width="0.0319in" svg:stroke-color="#000000" draw:marker-start="Arrow" draw:fill="none" draw:fill-color="#ffffff" fo:min-height="0.263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.0319in" svg:stroke-color="#000000" draw:marker-start="Arrow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width="0.0319in" svg:stroke-color="#000000" draw:marker-start="Arrow" draw:fill="none" draw:fill-color="#ffffff" fo:min-height="0.22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width="0.0319in" svg:stroke-color="#000000" draw:marker-start="Arrow" draw:fill="none" draw:fill-color="#ffffff" fo:min-height="0.180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width="0.0319in" svg:stroke-color="#000000" draw:marker-start="Arrow" draw:fill="none" draw:fill-color="#ffffff" fo:min-height="0.1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width="0.0319in" svg:stroke-color="#000000" draw:marker-start="Arrow" draw:fill="none" draw:fill-color="#ffffff" fo:min-height="0.166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ellipse text:anchor-type="paragraph" draw:z-index="0" draw:style-name="gr1" draw:text-style-name="P2" svg:width="1.4449in" svg:height="0.7921in" svg:x="0.4307in" svg:y="0.4154in"><text:p text:style-name="P2"><text:span text:style-name="T1">Start</text:span></text:p></draw:ellipse><draw:ellipse text:anchor-type="paragraph" draw:z-index="1" draw:style-name="gr1" draw:text-style-name="P3" svg:width="1.4449in" svg:height="0.7921in" svg:x="7.0972in" svg:y="9.4563in"><text:p text:style-name="P3"><text:span text:style-name="T2">Start</text:span></text:p></draw:ellipse><draw:rect text:anchor-type="paragraph" draw:z-index="2" draw:style-name="gr2" draw:text-style-name="P3" svg:width="1.4169in" svg:height="0.7087in" svg:x="0.4862in" svg:y="4.3181in"><text:p text:style-name="P3"><text:span text:style-name="T2">Register patient</text:span></text:p></draw:rect><draw:rect text:anchor-type="paragraph" draw:z-index="3" draw:style-name="gr3" draw:text-style-name="P4" svg:width="1.4031in" svg:height="0.7087in" svg:x="0.4445in" svg:y="1.6654in"><text:p text:style-name="P3"><text:span text:style-name="T3">Patient arrives</text:span></text:p></draw:rect><draw:rect text:anchor-type="paragraph" draw:z-index="4" draw:style-name="gr4" draw:text-style-name="P5" svg:width="1.4169in" svg:height="0.7087in" svg:x="9.3335in" svg:y="6.9571in"><text:p text:style-name="P5"><text:span text:style-name="T2">Give patient</text:span></text:p><text:p text:style-name="P5"><text:span text:style-name="T2">prescription</text:span></text:p></draw:rect><draw:rect text:anchor-type="paragraph" draw:z-index="5" draw:style-name="gr4" draw:text-style-name="P5" svg:width="1.4169in" svg:height="0.7087in" svg:x="4.9583in" svg:y="2.8457in"><text:p text:style-name="P5"><text:span text:style-name="T2">Record health</text:span></text:p><text:p text:style-name="P5"><text:span text:style-name="T2"><text:s/></text:span><text:span text:style-name="T2">condition</text:span></text:p></draw:rect><draw:rect text:anchor-type="paragraph" draw:z-index="6" draw:style-name="gr3" draw:text-style-name="P5" svg:width="1.4169in" svg:height="0.7087in" svg:x="9.3752in" svg:y="5.5402in"><text:p text:style-name="P5"><text:span text:style-name="T2">Arrange</text:span> </text:p><text:p text:style-name="P5"><text:span text:style-name="T2">appointment</text:span></text:p></draw:rect><draw:rect text:anchor-type="paragraph" draw:z-index="7" draw:style-name="gr3" draw:text-style-name="P5" svg:width="1.4169in" svg:height="0.7087in" svg:x="7.1102in" svg:y="4.2626in"><text:p text:style-name="P5"><text:span text:style-name="T2">Assign patient </text:span></text:p><text:p text:style-name="P5"><text:span text:style-name="T2">to doctor</text:span></text:p></draw:rect><draw:rect text:anchor-type="paragraph" draw:z-index="8" draw:style-name="gr3" draw:text-style-name="P3" svg:width="1.4169in" svg:height="0.7087in" svg:x="7.111in" svg:y="8.1791in"><text:p text:style-name="P3"><text:span text:style-name="T2">Patient leaves</text:span></text:p></draw:rect><draw:rect text:anchor-type="paragraph" draw:z-index="9" draw:style-name="gr3" draw:text-style-name="P5" svg:width="1.4169in" svg:height="0.7087in" svg:x="2.8193in" svg:y="4.2902in"><text:p text:style-name="P5"><text:span text:style-name="T2">Wait for</text:span></text:p><text:p text:style-name="P5"><text:span text:style-name="T2">available nurse</text:span></text:p></draw:rect><draw:rect text:anchor-type="paragraph" draw:z-index="10" draw:style-name="gr3" draw:text-style-name="P5" svg:width="1.4169in" svg:height="0.7087in" svg:x="4.9862in" svg:y="5.5681in"><text:p text:style-name="P5"><text:span text:style-name="T2">Wait for available </text:span></text:p><text:p text:style-name="P5"><text:span text:style-name="T2">doctor</text:span></text:p></draw:rect><draw:custom-shape text:anchor-type="paragraph" draw:z-index="11" draw:style-name="gr5" draw:text-style-name="P5" svg:width="1.8197in" svg:height="0.9307in" svg:x="0.2917in" svg:y="2.8043in"><text:p text:style-name="P5"><text:span text:style-name="T2">Registered </text:span></text:p><text:p text:style-name="P5"><text:span text:style-name="T2">Patien</text:span>t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2" draw:style-name="gr5" draw:text-style-name="P6" svg:width="1.8205in" svg:height="0.9315in" svg:x="2.639in" svg:y="2.7626in"><text:p text:style-name="P6"><text:span text:style-name="T2">Available nurse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3" draw:style-name="gr5" draw:text-style-name="P6" svg:width="1.8205in" svg:height="0.9315in" svg:x="4.7638in" svg:y="4.1508in"><text:p text:style-name="P6"><text:span text:style-name="T2">Available doctor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4" draw:style-name="gr5" draw:text-style-name="P6" svg:width="1.8205in" svg:height="0.9315in" svg:x="6.9165in" svg:y="5.4283in"><text:p text:style-name="P6"><text:span text:style-name="T2">Need follow up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5" draw:style-name="gr5" draw:text-style-name="P6" svg:width="1.8205in" svg:height="0.9315in" svg:x="6.972in" svg:y="6.8035in"><text:p text:style-name="P6"><text:span text:style-name="T2">Need Medicatio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6" draw:style-name="gr6" draw:text-style-name="P5" svg:x1="1.1665in" svg:y1="1.6654in" svg:x2="1.1803in" svg:y2="1.2071in"><text:p/></draw:line><draw:line text:anchor-type="paragraph" draw:z-index="17" draw:style-name="gr6" draw:text-style-name="P5" svg:x1="1.1945in" svg:y1="2.8043in" svg:x2="1.1945in" svg:y2="2.3736in"><text:p/></draw:line><draw:line text:anchor-type="paragraph" draw:z-index="18" draw:style-name="gr6" draw:text-style-name="P5" svg:x1="2.639in" svg:y1="3.2346in" svg:x2="2.111in" svg:y2="3.2626in"><text:p/></draw:line><draw:line text:anchor-type="paragraph" draw:z-index="19" draw:style-name="gr6" draw:text-style-name="P5" svg:x1="4.9583in" svg:y1="3.2209in" svg:x2="4.4591in" svg:y2="3.2346in"><text:p/></draw:line><draw:line text:anchor-type="paragraph" draw:z-index="20" draw:style-name="gr6" draw:text-style-name="P5" svg:x1="5.6803in" svg:y1="4.1508in" svg:x2="5.6665in" svg:y2="3.5543in"><text:p/></draw:line><draw:line text:anchor-type="paragraph" draw:z-index="21" draw:style-name="gr6" draw:text-style-name="P5" svg:x1="5.6665in" svg:y1="5.5681in" svg:x2="5.6803in" svg:y2="5.0819in"><text:p/></draw:line><draw:line text:anchor-type="paragraph" draw:z-index="22" draw:style-name="gr6" draw:text-style-name="P5" svg:x1="3.528in" svg:y1="4.2902in" svg:x2="3.528in" svg:y2="3.6937in"><text:p/></draw:line><draw:line text:anchor-type="paragraph" draw:z-index="23" draw:style-name="gr6" draw:text-style-name="P5" svg:x1="1.1945in" svg:y1="4.3181in" svg:x2="1.1945in" svg:y2="3.7346in"><text:p/></draw:line><draw:line text:anchor-type="paragraph" draw:z-index="24" draw:style-name="gr6" draw:text-style-name="P5" svg:x1="0.2917in" svg:y1="3.2626in" svg:x2="0.028in" svg:y2="3.2764in"><text:p/></draw:line><draw:line text:anchor-type="paragraph" draw:z-index="25" draw:style-name="gr7" draw:text-style-name="P5" svg:x1="0.028in" svg:y1="3.2764in" svg:x2="0.0417in" svg:y2="4.7209in"><text:p/></draw:line><draw:line text:anchor-type="paragraph" draw:z-index="26" draw:style-name="gr7" draw:text-style-name="P5" svg:x1="0.0417in" svg:y1="4.7209in" svg:x2="0.4862in" svg:y2="4.7209in"><text:p/></draw:line><draw:line text:anchor-type="paragraph" draw:z-index="27" draw:style-name="gr7" draw:text-style-name="P5" svg:x1="2.3055in" svg:y1="3.2626in" svg:x2="2.3335in" svg:y2="4.6933in"><text:p/></draw:line><draw:line text:anchor-type="paragraph" draw:z-index="28" draw:style-name="gr7" draw:text-style-name="P5" svg:x1="2.3335in" svg:y1="4.6929in" svg:x2="2.8197in" svg:y2="4.6929in"><text:p/></draw:line><draw:line text:anchor-type="paragraph" draw:z-index="29" draw:style-name="gr7" draw:text-style-name="P5" svg:x1="4.9862in" svg:y1="5.9846in" svg:x2="4.5in" svg:y2="5.9846in"><text:p/></draw:line><draw:line text:anchor-type="paragraph" draw:z-index="30" draw:style-name="gr7" draw:text-style-name="P5" svg:x1="4.5in" svg:y1="4.6516in" svg:x2="4.5in" svg:y2="5.985in"><text:p/></draw:line><draw:line text:anchor-type="paragraph" draw:z-index="31" draw:style-name="gr7" draw:text-style-name="P5" svg:x1="10.1252in" svg:y1="6.2484in" svg:x2="10.1252in" svg:y2="6.6094in"><text:p/></draw:line><draw:line text:anchor-type="paragraph" draw:z-index="32" draw:style-name="gr7" draw:text-style-name="P5" svg:x1="7.861in" svg:y1="6.6236in" svg:x2="10.1248in" svg:y2="6.6098in"><text:p/></draw:line><draw:line text:anchor-type="paragraph" draw:z-index="33" draw:style-name="gr7" draw:text-style-name="P5" svg:x1="7.8335in" svg:y1="8.0122in" svg:x2="10.1945in" svg:y2="7.9984in"><text:p/></draw:line><draw:line text:anchor-type="paragraph" draw:z-index="34" draw:style-name="gr7" draw:text-style-name="P5" svg:x1="10.1807in" svg:y1="7.6654in" svg:x2="10.1807in" svg:y2="8.0126in"><text:p/></draw:line><draw:line text:anchor-type="paragraph" draw:z-index="35" draw:style-name="gr6" draw:text-style-name="P5" svg:x1="4.7638in" svg:y1="4.6516in" svg:x2="4.5in" svg:y2="4.6516in"><text:p/></draw:line><draw:line text:anchor-type="paragraph" draw:z-index="36" draw:style-name="gr6" draw:text-style-name="P5" svg:x1="7.1102in" svg:y1="4.6236in" svg:x2="6.5839in" svg:y2="4.6374in"><text:p/></draw:line><draw:line text:anchor-type="paragraph" draw:z-index="37" draw:style-name="gr6" draw:text-style-name="P5" svg:x1="7.8472in" svg:y1="5.4283in" svg:x2="7.861in" svg:y2="4.9709in"><text:p/></draw:line><draw:line text:anchor-type="paragraph" draw:z-index="38" draw:style-name="gr6" draw:text-style-name="P5" svg:x1="7.8748in" svg:y1="6.8035in" svg:x2="7.861in" svg:y2="6.3598in"><text:p/></draw:line><draw:line text:anchor-type="paragraph" draw:z-index="39" draw:style-name="gr6" draw:text-style-name="P5" svg:x1="7.8752in" svg:y1="8.1791in" svg:x2="7.889in" svg:y2="7.7346in"><text:p/></draw:line><draw:line text:anchor-type="paragraph" draw:z-index="40" draw:style-name="gr6" draw:text-style-name="P5" svg:x1="7.8193in" svg:y1="9.4563in" svg:x2="7.8193in" svg:y2="8.8874in"><text:p/></draw:line><draw:frame text:anchor-type="paragraph" draw:z-index="41" draw:style-name="gr8" draw:text-style-name="P7" svg:width="0.5976in" svg:height="0.2504in" svg:x="1.361in" svg:y="3.8598in"><draw:text-box><text:p text:style-name="P7"><text:span text:style-name="T2">No</text:span></text:p></draw:text-box></draw:frame><draw:frame text:anchor-type="paragraph" draw:z-index="42" draw:style-name="gr9" draw:text-style-name="P7" svg:width="0.4307in" svg:height="0.2362in" svg:x="2.111in" svg:y="2.9291in"><draw:text-box><text:p text:style-name="P7"><text:span text:style-name="T2">Yes</text:span></text:p></draw:text-box></draw:frame><draw:frame text:anchor-type="paragraph" draw:z-index="43" draw:style-name="gr10" draw:text-style-name="P7" svg:width="0.6114in" svg:height="0.2642in" svg:x="3.6807in" svg:y="3.8598in"><draw:text-box><text:p text:style-name="P7"><text:span text:style-name="T2">No</text:span></text:p></draw:text-box></draw:frame><draw:frame text:anchor-type="paragraph" draw:z-index="44" draw:style-name="gr11" draw:text-style-name="P7" svg:width="0.4161in" svg:height="0.2087in" svg:x="4.4591in" svg:y="2.9016in"><draw:text-box><text:p text:style-name="P7"><text:span text:style-name="T2">Yes</text:span></text:p></draw:text-box></draw:frame><draw:frame text:anchor-type="paragraph" draw:z-index="45" draw:style-name="gr12" draw:text-style-name="P7" svg:width="0.5004in" svg:height="0.2224in" svg:x="5.75in" svg:y="5.1516in"><draw:text-box><text:p text:style-name="P7"><text:span text:style-name="T2">No</text:span></text:p></draw:text-box></draw:frame><draw:frame text:anchor-type="paragraph" draw:z-index="46" draw:style-name="gr12" draw:text-style-name="P7" svg:width="0.4441in" svg:height="0.2224in" svg:x="6.5839in" svg:y="4.4154in"><draw:text-box><text:p text:style-name="P7"><text:span text:style-name="T2">Yes</text:span></text:p></draw:text-box></draw:frame><draw:line text:anchor-type="paragraph" draw:z-index="47" draw:style-name="gr6" draw:text-style-name="P5" svg:x1="9.3748in" svg:y1="5.9154in" svg:x2="8.7366in" svg:y2="5.9016in"><text:p/></draw:line><draw:line text:anchor-type="paragraph" draw:z-index="48" draw:style-name="gr6" draw:text-style-name="P5" svg:x1="9.3335in" svg:y1="7.2902in" svg:x2="8.7925in" svg:y2="7.2902in"><text:p/></draw:line><draw:frame text:anchor-type="paragraph" draw:z-index="49" draw:style-name="gr12" draw:text-style-name="P7" svg:width="0.4996in" svg:height="0.2224in" svg:x="8.7366in" svg:y="5.5819in"><draw:text-box><text:p text:style-name="P7"><text:span text:style-name="T2">Yes</text:span></text:p></draw:text-box></draw:frame><draw:frame text:anchor-type="paragraph" draw:z-index="50" draw:style-name="gr13" draw:text-style-name="P7" svg:width="0.3197in" svg:height="0.1925in" svg:x="7.8752in" svg:y="6.4173in"><draw:text-box><text:p text:style-name="P7"><text:span text:style-name="T2">No</text:span></text:p></draw:text-box></draw:frame><draw:frame text:anchor-type="paragraph" draw:z-index="51" draw:style-name="gr14" draw:text-style-name="P6" svg:width="0.2921in" svg:height="0.1925in" svg:x="8.9165in" svg:y="6.9709in"><draw:text-box><text:p text:style-name="P7"><text:span text:style-name="T4">Yes</text:span></text:p></draw:text-box></draw:frame><draw:frame text:anchor-type="paragraph" draw:z-index="52" draw:style-name="gr15" draw:text-style-name="P7" svg:width="0.3476in" svg:height="0.1925in" svg:x="7.9583in" svg:y="7.8063in"><draw:text-box><text:p text:style-name="P7"><text:span text:style-name="T2">No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14.1598in" style:num-format="1" style:print-orientation="landscape" fo:margin-top="0.7874in" fo:margin-bottom="0.7874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 </meta:initial-creator>
    <meta:creation-date>2019-07-23T15:45:06.55</meta:creation-date>
    <dc:date>2019-07-30T14:33:02.36</dc:date>
    <dc:creator>avi </dc:creator>
    <meta:editing-duration>PT7M9S</meta:editing-duration>
    <meta:editing-cycles>1</meta:editing-cycles>
    <meta:generator>OpenOffice/4.0.1$Win32 OpenOffice.org_project/401m5$Build-9714</meta:generator>
    <meta:document-statistic meta:table-count="0" meta:image-count="0" meta:object-count="0" meta:page-count="1" meta:paragraph-count="0" meta:word-count="0" meta:character-count="0"/>
  </office:meta>
</office:document-meta>
</file>